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justify"/>
      <style:text-properties fo:font-size="12pt" style:font-size-asian="12pt" style:font-size-complex="12pt"/>
    </style:style>
    <style:style style:name="co1" style:family="table-column">
      <style:table-column-properties fo:break-before="auto" style:column-width="0.502708333333333cm" style:use-optimal-column-width="true"/>
    </style:style>
    <style:style style:name="co2" style:family="table-column">
      <style:table-column-properties fo:break-before="auto" style:column-width="11.43cm" style:use-optimal-column-width="true"/>
    </style:style>
    <style:style style:name="co3" style:family="table-column">
      <style:table-column-properties fo:break-before="auto" style:column-width="2.03729166666667cm" style:use-optimal-column-width="true"/>
    </style:style>
    <style:style style:name="co4" style:family="table-column">
      <style:table-column-properties fo:break-before="auto" style:column-width="1.16416666666667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7.03791666666667cm" style:use-optimal-column-width="true"/>
    </style:style>
    <style:style style:name="co7" style:family="table-column">
      <style:table-column-properties fo:break-before="auto" style:column-width="8.175625cm" style:use-optimal-column-width="true"/>
    </style:style>
    <style:style style:name="co8" style:family="table-column">
      <style:table-column-properties fo:break-before="auto" style:column-width="2.85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ida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_bidang</text:p>
          </table:table-cell>
          <table:table-cell office:value-type="string" table:style-name="ce1">
            <text:p>singkatan</text:p>
          </table:table-cell>
          <table:table-cell office:value-type="string" table:style-name="ce1">
            <text:p>active</text:p>
          </table:table-cell>
          <table:table-cell table:number-columns-repeated="16380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2">
            <text:p>Bidang Ketentraman dan Ketertiban Umum</text:p>
          </table:table-cell>
          <table:table-cell office:value-type="string" table:style-name="ce2">
            <text:p>TIBUM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2">
            <text:p>Bidang Penegakan Perundang-Undangan Daerah</text:p>
          </table:table-cell>
          <table:table-cell office:value-type="string" table:style-name="ce1">
            <text:p>P2UD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2">
            <text:p>Bidang Perlindungan Masyarakat dan Pengembangan Kapasitas</text:p>
          </table:table-cell>
          <table:table-cell office:value-type="string" table:style-name="ce1">
            <text:p>LINMAS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2">
            <text:p>Bidang Pemadam Kebakaran</text:p>
          </table:table-cell>
          <table:table-cell office:value-type="string" table:style-name="ce1">
            <text:p>DAMKAR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3">
            <text:p>Sekretariat</text:p>
          </table:table-cell>
          <table:table-cell office:value-type="string" table:style-name="ce3">
            <text:p>Sekretaria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jenis_kegiatan" table:style-name="ta2">
        <table:table-column table:style-name="co5" table:default-cell-style-name="ce1"/>
        <table:table-column table:style-name="co6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_jenis_kegiatan</text:p>
          </table:table-cell>
          <table:table-cell office:value-type="string" table:style-name="ce1">
            <text:p>active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eteksi dan Cegah Dini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Pembinaan dan Penyuluha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Patroli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Pengawasa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Penertiba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enanganan Unjuk Ras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Pengamana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engawasan Perda / Perkad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Penanganan Pelanggaran Perda/Perkad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Sosialisasi Penegakan Perda/Perkad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Penanggulangan Kebakara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Pencegahan Kebakara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Pasca Kebakara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Koordinasi dan Konsultansi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Peningkatan Kapasitas Aparatur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Pemberdayaan Perlindungan Masyarakat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  <table:table table:name="jenis_pelanggaran" table:style-name="ta2">
        <table:table-column table:style-name="co5" table:default-cell-style-name="ce1"/>
        <table:table-column table:style-name="co7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_jenis_pelanggaran</text:p>
          </table:table-cell>
          <table:table-cell office:value-type="string" table:style-name="ce1">
            <text:p>active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ertib Tata Ruang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Tertib Jala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Tertib Angkutan Jalan dan Angkutan Sungai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Tertib Jalur Hijau, Taman dan Tempat Umum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ertib Sungai, Saluran, Kolam dan Pinggir Pantai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Tertib Lingkunga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Tertib Tempat Usaha dan Usaha Tertentu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Tertib Banguna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Tertib Sosia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Tertib Kesehatan<text:s/>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Tertib Hiburan dan Keramaian<text:s/>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Tertib Peran Serta Masyarakat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  <table:table table:name="sangsi" table:style-name="ta2">
        <table:table-column table:style-name="co5" table:default-cell-style-name="ce1"/>
        <table:table-column table:style-name="co8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_sangsi</text:p>
          </table:table-cell>
          <table:table-cell office:value-type="string" table:style-name="ce1">
            <text:p>active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ainny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Teguran Lisa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Teguran Tertuli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end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Sita Barang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meta:initial-creator>mdede</meta:initial-creator>
    <dc:creator>mdede</dc:creator>
    <meta:creation-date>2022-06-24T08:27:56Z</meta:creation-date>
    <dc:date>2022-06-28T09:47:29Z</dc:date>
  </office:meta>
</office:document-meta>
</file>